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list-style-name="LFO1" style:family="paragraph">
      <style:text-properties fo:font-size="14pt" style:font-size-asian="14pt" style:font-size-complex="14pt"/>
    </style:style>
    <style:style style:name="P4" style:parent-style-name="Standard" style:list-style-name="LFO1" style:family="paragraph">
      <style:text-properties fo:font-size="14pt" style:font-size-asian="14pt" style:font-size-complex="14pt"/>
    </style:style>
    <style:style style:name="P5" style:parent-style-name="Standard" style:list-style-name="LFO1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list-style-name="LFO2" style:family="paragraph">
      <style:text-properties fo:font-size="14pt" style:font-size-asian="14pt" style:font-size-complex="14pt"/>
    </style:style>
    <style:style style:name="P11" style:parent-style-name="Standard" style:list-style-name="LFO2" style:family="paragraph">
      <style:text-properties fo:font-size="14pt" style:font-size-asian="14pt" style:font-size-complex="14pt"/>
    </style:style>
    <style:style style:name="P12" style:parent-style-name="Standard" style:list-style-name="LFO2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list-style-name="LFO1" style:family="paragraph">
      <style:text-properties fo:font-size="14pt" style:font-size-asian="14pt" style:font-size-complex="14pt"/>
    </style:style>
    <style:style style:name="P16" style:parent-style-name="Standard" style:list-style-name="LFO1" style:family="paragraph">
      <style:text-properties fo:font-size="14pt" style:font-size-asian="14pt" style:font-size-complex="14pt"/>
    </style:style>
    <style:style style:name="P17" style:parent-style-name="Standard" style:list-style-name="LFO1" style:family="paragraph">
      <style:text-properties fo:font-size="14pt" style:font-size-asian="14pt" style:font-size-complex="14pt"/>
    </style:style>
    <style:style style:name="P1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list-style-name="LFO1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Commands for Experiment 3</text:p>
      <text:p text:style-name="P2"/>
      <text:list text:style-name="LFO1" text:continue-numbering="true">
        <text:list-item>
          <text:p text:style-name="P3">Create a directory</text:p>
        </text:list-item>
        <text:list-item>
          <text:p text:style-name="P4">Navigate to the directory</text:p>
        </text:list-item>
        <text:list-item>
          <text:p text:style-name="P5">Run the gradle init command</text:p>
        </text:list-item>
      </text:list>
      <text:p text:style-name="P6"/>
      <text:p text:style-name="P7"/>
      <text:p text:style-name="P8">Update Java Version</text:p>
      <text:p text:style-name="P9"/>
      <text:list text:style-name="LFO2" text:continue-numbering="true">
        <text:list-item>
          <text:p text:style-name="P10">sudo apt update</text:p>
        </text:list-item>
        <text:list-item>
          <text:p text:style-name="P11">sudo apt install openjdk-8-jdk</text:p>
        </text:list-item>
        <text:list-item>
          <text:p text:style-name="P12">Select option 3</text:p>
        </text:list-item>
      </text:list>
      <text:p text:style-name="P13">After that run, gradle init --type java-application</text:p>
      <text:p text:style-name="P14"/>
      <text:list text:style-name="LFO1" text:continue-numbering="true">
        <text:list-item>
          <text:p text:style-name="P15">Run gradle build</text:p>
        </text:list-item>
        <text:list-item>
          <text:p text:style-name="P16">Execute gradle run</text:p>
        </text:list-item>
        <text:list-item>
          <text:p text:style-name="P17">For running a task, edit build.gradle file and add the following :</text:p>
        </text:list-item>
      </text:list>
      <text:p text:style-name="P18"/>
      <text:p text:style-name="P19">task hello {</text:p>
      <text:p text:style-name="P20"><text:s text:c="14"/>doLast {</text:p>
      <text:p text:style-name="P21"><text:s text:c="8"/>println ‘Hello, Gradle!’</text:p>
      <text:p text:style-name="P22">}</text:p>
      <text:p text:style-name="P23"><text:s text:c="5"/>}</text:p>
      <text:list text:style-name="LFO1" text:continue-numbering="true">
        <text:list-item>
          <text:p text:style-name="P24">Execute the command, gradle hello</text:p>
        </text:list-item>
      </text:list>
      <text:p text:style-name="P2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5-02-24T07:38:00Z</meta:creation-date>
    <dc:date>2025-02-24T07:38:00Z</dc:date>
    <meta:template xlink:href="Normal.dotm" xlink:type="simple"/>
    <meta:editing-cycles>2</meta:editing-cycles>
    <meta:editing-duration>PT0S</meta:editing-duration>
    <meta:document-statistic meta:page-count="1" meta:paragraph-count="1" meta:word-count="68" meta:character-count="456" meta:row-count="3" meta:non-whitespace-character-count="389"/>
  </office:meta>
</office:document-meta>
</file>